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9b207" officeooo:paragraph-rsid="0019b207"/>
    </style:style>
    <style:style style:name="P2" style:family="paragraph" style:parent-style-name="Standard">
      <style:text-properties fo:font-size="14pt" fo:font-weight="bold" officeooo:rsid="0019b207" officeooo:paragraph-rsid="0019b207" style:font-size-asian="14pt" style:font-weight-asian="bold" style:font-size-complex="14pt" style:font-weight-complex="bold"/>
    </style:style>
    <style:style style:name="P3" style:family="paragraph" style:parent-style-name="Standard">
      <style:text-properties fo:font-size="11pt" officeooo:rsid="0019b207" officeooo:paragraph-rsid="0019b207" style:font-size-asian="9.60000038146973pt" style:font-size-complex="11pt"/>
    </style:style>
    <style:style style:name="P4" style:family="paragraph" style:parent-style-name="Standard">
      <style:text-properties fo:font-size="11pt" officeooo:rsid="001a1260" officeooo:paragraph-rsid="001a1260" style:font-size-asian="9.60000038146973pt" style:font-size-complex="11pt"/>
    </style:style>
    <style:style style:name="P5" style:family="paragraph" style:parent-style-name="Standard" style:master-page-name="">
      <style:paragraph-properties fo:margin-left="-0.499cm" fo:margin-right="-0.499cm" fo:text-indent="0cm" style:auto-text-indent="false" style:page-number="auto"/>
      <style:text-properties fo:font-size="11pt" officeooo:rsid="0019b207" officeooo:paragraph-rsid="0019b207" style:font-size-asian="9.60000038146973pt" style:font-size-complex="11pt"/>
    </style:style>
    <style:style style:name="T1" style:family="text">
      <style:text-properties officeooo:rsid="001a12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todologia</text:p>
      <text:p text:style-name="P1"/>
      <text:p text:style-name="P3">O sistema é composto basicamente de programação estruturada (procedural), salvo algums resultados obtidos do banco de dados onde é usado ibase_fetch_object(), sendo assim é retornado uma lista de objetos. O sistema também conta com uma implementação simplista de “rotas” baseadas na URL acessada dividida em partes pré-definidas: <text:span text:style-name="T1">http://www.meusite.com</text:span>/[pagina]/[acao]/[id]. Sendo que se [pagina] for nulo o valor dela passa a ser “inicial”, indicando que estamos na página inicial. <text:span text:style-name="T1">Os outros 2 parâmetros não são obrigatórios.</text:span></text:p>
      <text:p text:style-name="P3"/>
      <text:p text:style-name="P3">Outro ponto importante do funcionamento do sistema são os includes, método muito utilizado em programação estruturada. No caso deste sistema existe uma index.php onde são incluídos os arquivos de rotas (includes/rotas.php), de conexão (includes/conexao.php). A index.php é a parte central do sistema sendo a mesmma em todas as páginas, o que muda é apenas o “body”. O conteúdo do body é obitido no início da index.php onde é feito uma query no banco de dados para buscas as postagens relacionadas a página atual.</text:p>
      <text:p text:style-name="P3"/>
      <text:p text:style-name="P3">Segue abaixo um simples esquema de como o sistema funciona internamente:</text:p>
      <text:p text:style-name="P3"/>
      <text:p text:style-name="P3">Usuários faz a resquisição =&gt; </text:p>
      <text:p text:style-name="P3"><text:s text:c="4"/>O sistema verifica a rota =&gt; </text:p>
      <text:p text:style-name="P3"><text:s text:c="8"/>Faz uma query no banco de dados para buscar postagens relacionadas a esta rota =&gt; </text:p>
      <text:p text:style-name="P5"><text:s text:c="12"/>Exibe postagens <text:span text:style-name="T1">relacionadas a pagina</text:span>, ou uma única postagem caso a rota possua um ID especificado.</text:p>
      <text:p text:style-name="P3"/>
      <text:p text:style-name="P4">É um sistema bem simples, mas func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bdev </meta:initial-creator>
    <meta:creation-date>2014-12-03T22:11:02.130893780</meta:creation-date>
    <dc:date>2014-12-03T22:30:09.415984772</dc:date>
    <dc:creator>webdev </dc:creator>
    <meta:editing-duration>PT3M46S</meta:editing-duration>
    <meta:editing-cycles>1</meta:editing-cycles>
    <meta:document-statistic meta:table-count="0" meta:image-count="0" meta:object-count="0" meta:page-count="1" meta:paragraph-count="9" meta:word-count="218" meta:character-count="1426" meta:non-whitespace-character-count="1190"/>
    <meta:generator>LibreOffice/4.2.7.2$Linux_x86 LibreOffice_project/420$Build-2</meta:generator>
  </office:meta>
</office:document-meta>
</file>